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/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table:style-name="ce26"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table:style-name="ce26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table:style-name="ce26" office:value-type="string">
            <text:p>Warper</text:p>
          </table:table-cell>
          <table:table-cell table:style-name="ce26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office:value-type="string">
            <text:p>Rage</text:p>
          </table:table-cell>
          <table:table-cell office:value-type="string">
            <text:p>Detonate</text:p>
          </table:table-cell>
          <table:table-cell office:value-type="string">
            <text:p>Resilience</text:p>
          </table:table-cell>
          <table:table-cell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21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6T21:36:30</dc:date>
    <dc:language>fr-FR</dc:language>
    <meta:editing-cycles>131</meta:editing-cycles>
    <meta:editing-duration>PT237H18M48S</meta:editing-duration>
    <dc:creator>Nicolas Casalini</dc:creator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